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49" officeooo:paragraph-rsid="000c6a49"/>
    </style:style>
    <style:style style:name="P2" style:family="paragraph" style:parent-style-name="Standard">
      <style:text-properties officeooo:rsid="0010e9df" officeooo:paragraph-rsid="0010e9df"/>
    </style:style>
    <style:style style:name="P3" style:family="paragraph" style:parent-style-name="Standard">
      <style:text-properties fo:font-size="14pt" fo:font-weight="bold" officeooo:rsid="00161e87" officeooo:paragraph-rsid="00161e8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61e87" officeooo:paragraph-rsid="00161e87"/>
    </style:style>
    <style:style style:name="P5" style:family="paragraph" style:parent-style-name="Standard">
      <style:text-properties officeooo:rsid="001791d4" officeooo:paragraph-rsid="001791d4"/>
    </style:style>
    <style:style style:name="P6" style:family="paragraph" style:parent-style-name="Standard">
      <style:paragraph-properties fo:text-align="center" style:justify-single-word="false"/>
      <style:text-properties officeooo:paragraph-rsid="000c6a49"/>
    </style:style>
    <style:style style:name="P7" style:family="paragraph" style:parent-style-name="Standard">
      <style:text-properties officeooo:paragraph-rsid="000c6a49"/>
    </style:style>
    <style:style style:name="P8" style:family="paragraph" style:parent-style-name="Standard">
      <style:text-properties officeooo:rsid="000c6a49" officeooo:paragraph-rsid="000c6a49"/>
    </style:style>
    <style:style style:name="P9" style:family="paragraph" style:parent-style-name="Standard">
      <style:text-properties officeooo:rsid="000c6a49" officeooo:paragraph-rsid="001f097d"/>
    </style:style>
    <style:style style:name="P10" style:family="paragraph" style:parent-style-name="Standard">
      <style:text-properties officeooo:rsid="001f097d" officeooo:paragraph-rsid="001f097d"/>
    </style:style>
    <style:style style:name="P11" style:family="paragraph" style:parent-style-name="Standard">
      <style:text-properties officeooo:rsid="000f1c6f" officeooo:paragraph-rsid="001f097d"/>
    </style:style>
    <style:style style:name="P12" style:family="paragraph" style:parent-style-name="Standard">
      <style:text-properties fo:font-size="14pt" fo:font-weight="bold" officeooo:rsid="000c6a49" officeooo:paragraph-rsid="001f097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61e87" officeooo:paragraph-rsid="001f097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097d" officeooo:paragraph-rsid="001f097d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0e9df" officeooo:paragraph-rsid="001f097d"/>
    </style:style>
    <style:style style:name="P16" style:family="paragraph" style:parent-style-name="Standard">
      <style:text-properties officeooo:rsid="00161e87" officeooo:paragraph-rsid="001f097d"/>
    </style:style>
    <style:style style:name="P17" style:family="paragraph" style:parent-style-name="Standard">
      <style:text-properties officeooo:rsid="00161e87" officeooo:paragraph-rsid="00161e87"/>
    </style:style>
    <style:style style:name="P18" style:family="paragraph" style:parent-style-name="Standard">
      <style:text-properties officeooo:rsid="00164f60" officeooo:paragraph-rsid="001f097d"/>
    </style:style>
    <style:style style:name="P19" style:family="paragraph" style:parent-style-name="Standard">
      <style:text-properties officeooo:rsid="001791d4" officeooo:paragraph-rsid="001f097d"/>
    </style:style>
    <style:style style:name="P20" style:family="paragraph" style:parent-style-name="Standard">
      <style:text-properties officeooo:rsid="0020b3ea" officeooo:paragraph-rsid="0020b3ea"/>
    </style:style>
    <style:style style:name="P21" style:family="paragraph" style:parent-style-name="Standard">
      <style:text-properties officeooo:rsid="00224c61" officeooo:paragraph-rsid="00224c61"/>
    </style:style>
    <style:style style:name="T1" style:family="text">
      <style:text-properties officeooo:rsid="000e4b0c"/>
    </style:style>
    <style:style style:name="T2" style:family="text">
      <style:text-properties officeooo:rsid="0010e9df"/>
    </style:style>
    <style:style style:name="T3" style:family="text">
      <style:text-properties officeooo:rsid="00144938"/>
    </style:style>
    <style:style style:name="T4" style:family="text">
      <style:text-properties officeooo:rsid="0014a471"/>
    </style:style>
    <style:style style:name="T5" style:family="text">
      <style:text-properties officeooo:rsid="00161e87"/>
    </style:style>
    <style:style style:name="T6" style:family="text">
      <style:text-properties officeooo:rsid="001f097d"/>
    </style:style>
    <style:style style:name="T7" style:family="text">
      <style:text-properties fo:font-size="24pt" fo:font-weight="bold" officeooo:rsid="000c6a49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1f097d" style:font-size-asian="24pt" style:font-weight-asian="bold" style:font-size-complex="24pt" style:font-weight-complex="bold"/>
    </style:style>
    <style:style style:name="T9" style:family="text">
      <style:text-properties officeooo:rsid="000c6a49"/>
    </style:style>
    <style:style style:name="T10" style:family="text">
      <style:text-properties officeooo:rsid="0020b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Mãe Gestante - '</text:span><text:span text:style-name="T8">WEB</text:span><text:span text:style-name="T7">'</text:span></text:p>
      <text:p text:style-name="P1"/>
      <text:p text:style-name="P7"><text:span text:style-name="T9"><text:tab/>Descrição das páginas e funcionalidades do ‘</text:span><text:span text:style-name="T3">m</text:span><text:span text:style-name="T9">ockup’ </text:span><text:span text:style-name="T3">para </text:span><text:span text:style-name="T6">a</text:span><text:span text:style-name="T3"> '</text:span><text:span text:style-name="T6">WEB</text:span><text:span text:style-name="T3">' Mãe Gestante</text:span><text:span text:style-name="T9">.</text:span></text:p>
      <text:p text:style-name="P1"/>
      <text:p text:style-name="P1"/>
      <text:p text:style-name="P1"/>
      <text:p text:style-name="P12">Home</text:p>
      <text:p text:style-name="P9"/>
      <text:p text:style-name="P9">Essa <text:span text:style-name="T1">tela</text:span> carrega informações do 'APP' e contém a navegação básica.</text:p>
      <text:p text:style-name="P11"><text:span text:style-name="T4">Nessa é apresentado</text:span> todos os tipos de agendamentos realizados pela gestante.<text:line-break/><text:span text:style-name="T5">Carrega os agendamentos através de requisição via 'API' no banco do sistema.</text:span></text:p>
      <text:p text:style-name="P9"/>
      <text:p text:style-name="P9"/>
      <text:p text:style-name="P14">Termo de Aceite da Gestante</text:p>
      <text:p text:style-name="P10"/>
      <text:p text:style-name="P10">Apresenta o termo de aceita da Gestante.</text:p>
      <text:p text:style-name="P10">Tela de visualização do termo de aceite para a Gestante.</text:p>
      <text:p text:style-name="P1"/>
      <text:p text:style-name="P1"/>
      <text:p text:style-name="P14">Termo de Aceite do Profissional</text:p>
      <text:p text:style-name="P10"/>
      <text:p text:style-name="P10">Apresenta o termo de aceita do Profissional.</text:p>
      <text:p text:style-name="P10">Tela de visualização do termo de aceite para do Profissional.</text:p>
      <text:p text:style-name="P9"/>
      <text:p text:style-name="P12">Login</text:p>
      <text:p text:style-name="P9"/>
      <text:p text:style-name="P9">Onde o login no sistema é realizado.</text:p>
      <text:p text:style-name="P9">Após a validação do login, <text:span text:style-name="T10">o meso é encaminhado para a tela de ‘ADMIN’</text:span>.</text:p>
      <text:p text:style-name="P9"/>
      <text:p text:style-name="P9"/>
      <text:p text:style-name="P10">Admin</text:p>
      <text:p text:style-name="P10"/>
      <text:p text:style-name="P20">Tela de entrada da usuária.</text:p>
      <text:p text:style-name="P20">Apresenta algumas informações, como: Consultas agendadas, Receitas criadas e Uploads realizados do cartão da gestante.</text:p>
      <text:p text:style-name="P10"/>
      <text:p text:style-name="P12">Planos</text:p>
      <text:p text:style-name="P9"/>
      <text:p text:style-name="P15">Apresenta todos os planos existentes no sistema no momento.<text:line-break/>Após a gestante escolher um plano registra-o no sistema e segue, para a definição do pagamento, que no momento só aceita Cartão de Crédito.</text:p>
      <text:p text:style-name="P10"/>
      <text:p text:style-name="P10"/>
      <text:p text:style-name="P12">Cadastr<text:span text:style-name="T6">ar</text:span></text:p>
      <text:p text:style-name="P9"/>
      <text:p text:style-name="P11">Para a realização do cadastro da gestante no sistema.</text:p>
      <text:p text:style-name="P11">Colhe os dados básicos para o cadastramento da gestante e os registra no sistema.</text:p>
      <text:p text:style-name="P18">Registrar os dados da gestante no <text:span text:style-name="T10">banco do </text:span>sistema.</text:p>
      <text:p text:style-name="P18"/>
      <text:p text:style-name="P18"/>
      <text:p text:style-name="P12"><text:soft-page-break/>Perfil</text:p>
      <text:p text:style-name="P9"/>
      <text:p text:style-name="P15">Apresenta os dados do perfil do usuário.</text:p>
      <text:p text:style-name="P15">Mostra todos os dados do usuário registrados no sistema, com a possibilidade de poder alterá-los, nos caso das informações menos sensíveis.</text:p>
      <text:p text:style-name="P16"/>
      <text:p text:style-name="P12">Marcar Consulta</text:p>
      <text:p text:style-name="P9"/>
      <text:p text:style-name="P15">Realiza o agendamento de uma consulta.</text:p>
      <text:p text:style-name="P15">Faz o agendamento de uma consulta, com base nos dados de profissionais do sistema. Esse agendamento será mostrado na tela de '<text:span text:style-name="T10">Admin</text:span>' para o usuário.</text:p>
      <text:p text:style-name="P19">A marcação da consulta é enviada para o <text:span text:style-name="T10">banco do </text:span>sistema.</text:p>
      <text:p text:style-name="P19"/>
      <text:p text:style-name="P16"/>
      <text:p text:style-name="P13">Upload Cartão Gestante</text:p>
      <text:p text:style-name="P18"/>
      <text:p text:style-name="P18">Permite a realização de ‘upload’ de cartão gestante.</text:p>
      <text:p text:style-name="P18">Apresenta campos apropriados para a realização de um ‘upload’ para cartão gestante.</text:p>
      <text:p text:style-name="P19">O arquivo de enviado para o sistema <text:span text:style-name="T10">e seu banco</text:span>.</text:p>
      <text:p text:style-name="P16"/>
      <text:p text:style-name="P16"/>
      <text:p text:style-name="P12">Cartão</text:p>
      <text:p text:style-name="P9"/>
      <text:p text:style-name="P15">Colhe as informações do cartão de crédito, responsável pelo pagamento do plano, mês a mês.<text:line-break/>Após, colher os dados do cartão e <text:span text:style-name="T4">suas </text:span>validados, registra-o no <text:span text:style-name="T10">banco do </text:span>sistema. Assim, o processo de cadastro no sistema está fechado e o usuário é direcionado para realizar o login.</text:p>
      <text:p text:style-name="P19"/>
      <text:p text:style-name="P19"/>
      <text:p text:style-name="P12">Cadastro Profissional</text:p>
      <text:p text:style-name="P9"/>
      <text:p text:style-name="P11">Para a realização do cadastro da <text:span text:style-name="T2">profissional n</text:span>o sistema.</text:p>
      <text:p text:style-name="P11">Colhe os dados para o cadastramento d<text:span text:style-name="T2">o profissional </text:span>e os registra no sistema, <text:span text:style-name="T10">esses dados alimentarão </text:span><text:span text:style-name="T4">a tela de Cadastro de Consulta</text:span>.</text:p>
      <text:p text:style-name="P19">Envia os dados para o <text:span text:style-name="T10">banco do </text:span>sistema.</text:p>
      <text:p text:style-name="P9"/>
      <text:p text:style-name="P16"/>
      <text:p text:style-name="P3">Receitas</text:p>
      <text:p text:style-name="P4"/>
      <text:p text:style-name="P19">Cadastrar a receita no sistema.</text:p>
      <text:p text:style-name="P19">O profissional deve cadastrar no sistema a mesma receita passada para a gestante.</text:p>
      <text:p text:style-name="P19">A receita cadastrado deve ser enviada para o <text:span text:style-name="T10">banco do </text:span>sistema.</text:p>
      <text:p text:style-name="P4"/>
      <text:p text:style-name="P4"/>
      <text:p text:style-name="P14">Contato</text:p>
      <text:p text:style-name="P10"/>
      <text:p text:style-name="P21">Tela de contato.<text:line-break/>Permite o envio de um contato via e-mail.</text:p>
      <text:p text:style-name="P10"/>
      <text:p text:style-name="P10"/>
      <text:p text:style-name="P14">Sobre</text:p>
      <text:p text:style-name="P10"/>
      <text:p text:style-name="P21"><text:soft-page-break/>Apresenta informações sobre o sistema.<text:line-break/>Alguns detalhes do sistema, como versão e outros são apresentados aqui.</text:p>
      <text:p text:style-name="P21"/>
      <text:p text:style-name="P21"/>
      <text:p text:style-name="P14">Recupera Senha</text:p>
      <text:p text:style-name="P10"/>
      <text:p text:style-name="P21">Colhe e-mail para a alteração da senha.</text:p>
      <text:p text:style-name="P21">O e-mail da usuária é solicitada afim do envio de um link para a alteração da senha.</text:p>
      <text:p text:style-name="P10"/>
      <text:p text:style-name="P10"/>
      <text:p text:style-name="P14">Altera Senha</text:p>
      <text:p text:style-name="P10"/>
      <text:p text:style-name="P21">Solicita nova senha para a gestante.</text:p>
      <text:p text:style-name="P21">Troca a senha da gestante ou do profissional no sistema.</text:p>
      <text:p text:style-name="P1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09:03:21.613059221</meta:creation-date>
    <dc:date>2023-09-09T19:20:18.910238656</dc:date>
    <meta:editing-duration>PT49M55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503" meta:character-count="3025" meta:non-whitespace-character-count="2575"/>
  </office:meta>
</office:document-meta>
</file>